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1_11-32-04_000.jpg</text:p>
          </table:table-cell>
          <table:table-cell table:style-name="ce19" office:value-type="string">
            <text:p>:m 1*1 RES / JVEMV6 64#90_?? / 『日本古典文学大系　９５　折りたく柴の記』 小高、松村、校注 / p.225 / w:~,topic:大喪；御葬送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1*1 RES / JVEMV6 64#90_?? / 『日本古典文学大系　９５　折りたく柴の記』 小高、松村、校注 / p.225 / w:~,topic:大喪；御葬送 / N~">
            <text:p>:m 1*1 RES / JVEMV6 64#90_?? / 『日本古典文学大系　９５　折りたく柴の記』 小高、松村、校注 / p.225 / w:~,topic:大喪；御葬送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1_13-51-01_000.jpg</text:p>
          </table:table-cell>
          <table:table-cell table:style-name="ce19" office:value-type="string">
            <text:p>:m 1-2*2 RES / 64#78_12 / 『不完全性定理』 ゲーデル (goedel)、著；林晋、八杉満利子、訳・解説 / p.26 / w:全単射；基本記号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3]=&quot;&quot;;[.C3];CONCATENATE([.C3];&quot; / &quot;;[.E3]))" office:value-type="string" office:string-value=":m 1-2*2 RES / 64#78_12 / 『不完全性定理』 ゲーデル (goedel)、著；林晋、八杉満利子、訳・解説 / p.26 / w:全単射；基本記号 / N~">
            <text:p>:m 1-2*2 RES / 64#78_12 / 『不完全性定理』 ゲーデル (goedel)、著；林晋、八杉満利子、訳・解説 / p.26 / w:全単射；基本記号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1_15-50-20_000.jpg</text:p>
          </table:table-cell>
          <table:table-cell table:style-name="ce19" office:value-type="string">
            <text:p>:m 1-2*2 RES / JVEMV6 64#91_2 / 『新釈漢文大系　２８　礼記　中　学記』 著者=竹内照夫 / p.565 / w:大楽；大礼；,topic:~ / N~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4]=&quot;&quot;;[.C4];CONCATENATE([.C4];&quot; / &quot;;[.E4]))" office:value-type="string" office:string-value=":m 1-2*2 RES / JVEMV6 64#91_2 / 『新釈漢文大系　２８　礼記　中　学記』 著者=竹内照夫 / p.565 / w:大楽；大礼；,topic:~ / N~">
            <text:p>:m 1-2*2 RES / JVEMV6 64#91_2 / 『新釈漢文大系　２８　礼記　中　学記』 著者=竹内照夫 / p.565 / w:大楽；大礼；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1_19-26-30_000.jpg</text:p>
          </table:table-cell>
          <table:table-cell table:style-name="ce19" office:value-type="string">
            <text:p>:m :尺八,shakuhachi,bamboo 1*1 / session-memo / s.1:genr=warm-up(new),score+ \\\ s.2:genr=scale-practice:4-7-less,other=todays-melody,key=D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5]=&quot;&quot;;[.C5];CONCATENATE([.C5];&quot; / &quot;;[.E5]))" office:value-type="string" office:string-value=":m :尺八,shakuhachi,bamboo 1*1 / session-memo / s.1:genr=warm-up(new),score+ \\\ s.2:genr=scale-practice:4-7-less,other=todays-melody,key=D">
            <text:p>:m :尺八,shakuhachi,bamboo 1*1 / session-memo / s.1:genr=warm-up(new),score+ \\\ s.2:genr=scale-practice:4-7-less,other=todays-melody,key=D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2_01-21-1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5.456237 E-139-34-48.171386</text:p>
          </table:table-cell>
          <table:table-cell table:style-name="ce36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2_07-48-06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6.596069 E-139-34-45.864257</text:p>
          </table:table-cell>
          <table:table-cell table:style-name="ce36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02_08-02-41_000.jpg</text:p>
          </table:table-cell>
          <table:table-cell table:style-name="ce20" office:value-type="string">
            <text:p>:m :th / 中国共産党：施策が上手く行かないとき、正当性をどう保つのか？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8]=&quot;&quot;;[.C8];CONCATENATE([.C8];&quot; / &quot;;[.E8]))" office:value-type="string" office:string-value=":m :th / 中国共産党：施策が上手く行かないとき、正当性をどう保つのか？">
            <text:p>:m :th / 中国共産党：施策が上手く行かないとき、正当性をどう保つのか？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2021/03/02</text:date>, <text:time>09:1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2T09:18:55.69</dc:date>
    <dc:creator>iwabuchi ken</dc:creator>
    <meta:editing-duration>P31DT16H46M51S</meta:editing-duration>
    <meta:editing-cycles>11828</meta:editing-cycles>
    <meta:document-statistic meta:table-count="1" meta:cell-count="339" meta:object-count="0"/>
  </office:meta>
</office:document-meta>
</file>